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d8ce" fo:border="0.74pt solid #000000"/>
    </style:style>
    <style:style style:name="ce7" style:family="table-cell" style:parent-style-name="Default">
      <style:table-cell-properties fo:background-color="#ffdbb6" fo:border="0.74pt solid #000000"/>
    </style:style>
    <style:style style:name="ce8" style:family="table-cell" style:parent-style-name="Default">
      <style:table-cell-properties fo:border="0.74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Mayor o Menor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Par Impar</text:p>
          </table:table-cell>
          <table:covered-table-cell table:style-name="ce3"/>
          <table:table-cell table:style-name="ce3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IF([.A3]&gt;=[.B3];&quot;Mayor&quot;;&quot;Menor&quot;)" office:value-type="string" office:string-value="Menor" calcext:value-type="string">
            <text:p>Menor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formula="of:=IF(MOD([.D3];2)=0;&quot;Parell&quot;;&quot;Senar&quot;)" office:value-type="string" office:string-value="Senar" calcext:value-type="string">
            <text:p>Senar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Binari</text:p>
          </table:table-cell>
          <table:table-cell table:style-name="ce7" office:value-type="string" calcext:value-type="string">
            <text:p>Octal</text:p>
          </table:table-cell>
          <table:table-cell table:style-name="ce7" office:value-type="string" calcext:value-type="string">
            <text:p>Decimal</text:p>
          </table:table-cell>
          <table:table-cell table:style-name="ce7" office:value-type="string" calcext:value-type="string">
            <text:p>Hexadecimal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table:formula="of:=IF([.A4]&gt;=[.B4];&quot;Mayor&quot;;&quot;Menor&quot;)" office:value-type="string" office:string-value="Menor" calcext:value-type="string">
            <text:p>Menor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formula="of:=IF(MOD([.D4];2)=0;&quot;Parell&quot;;&quot;Senar&quot;)" office:value-type="string" office:string-value="Parell" calcext:value-type="string">
            <text:p>Parell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table:formula="of:=[.F4]" office:value-type="float" office:value="11001" calcext:value-type="float">
            <text:p>11001</text:p>
          </table:table-cell>
          <table:table-cell table:style-name="ce4" table:formula="of:=BIN2OCT([.F4])" office:value-type="string" office:string-value="31" calcext:value-type="string">
            <text:p>31</text:p>
          </table:table-cell>
          <table:table-cell table:style-name="ce4" table:formula="of:=BIN2DEC([.F4])" office:value-type="float" office:value="25" calcext:value-type="float">
            <text:p>25</text:p>
          </table:table-cell>
          <table:table-cell table:style-name="ce4" table:formula="of:=BIN2HEX([.F4])" office:value-type="string" office:string-value="19" calcext:value-type="string">
            <text:p>19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formula="of:=IF([.A5]&gt;=[.B5];&quot;Mayor&quot;;&quot;Menor&quot;)" office:value-type="string" office:string-value="Menor" calcext:value-type="string">
            <text:p>Menor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formula="of:=IF(MOD([.D5];2)=0;&quot;Parell&quot;;&quot;Senar&quot;)" office:value-type="string" office:string-value="Parell" calcext:value-type="string">
            <text:p>Parell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table:formula="of:=[.F5]" office:value-type="float" office:value="10010" calcext:value-type="float">
            <text:p>10010</text:p>
          </table:table-cell>
          <table:table-cell table:style-name="ce4" table:formula="of:=BIN2OCT([.F5])" office:value-type="string" office:string-value="22" calcext:value-type="string">
            <text:p>22</text:p>
          </table:table-cell>
          <table:table-cell table:style-name="ce4" table:formula="of:=BIN2DEC([.F5])" office:value-type="float" office:value="18" calcext:value-type="float">
            <text:p>18</text:p>
          </table:table-cell>
          <table:table-cell table:style-name="ce4" table:formula="of:=BIN2HEX([.F5])" office:value-type="string" office:string-value="12" calcext:value-type="string">
            <text:p>12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IF([.A6]&gt;=[.B6];&quot;Mayor&quot;;&quot;Menor&quot;)" office:value-type="string" office:string-value="Menor" calcext:value-type="string">
            <text:p>Menor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MOD([.D6];2)=0;&quot;Parell&quot;;&quot;Senar&quot;)" office:value-type="string" office:string-value="Senar" calcext:value-type="string">
            <text:p>Senar</text:p>
          </table:table-cell>
          <table:table-cell table:style-name="ce8" office:value-type="float" office:value="10000" calcext:value-type="float">
            <text:p>10000</text:p>
          </table:table-cell>
          <table:table-cell table:style-name="ce4" table:formula="of:=[.F6]" office:value-type="float" office:value="10000" calcext:value-type="float">
            <text:p>10000</text:p>
          </table:table-cell>
          <table:table-cell table:style-name="ce4" table:formula="of:=BIN2OCT([.F6])" office:value-type="string" office:string-value="20" calcext:value-type="string">
            <text:p>20</text:p>
          </table:table-cell>
          <table:table-cell table:style-name="ce4" table:formula="of:=BIN2DEC([.F6])" office:value-type="float" office:value="16" calcext:value-type="float">
            <text:p>16</text:p>
          </table:table-cell>
          <table:table-cell table:style-name="ce4" table:formula="of:=BIN2HEX([.F6])" office:value-type="string" office:string-value="10" calcext:value-type="string">
            <text:p>10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8:49:07.235963449</meta:creation-date>
    <dc:date>2024-01-22T10:10:10.993504054</dc:date>
    <meta:editing-duration>PT39M47S</meta:editing-duration>
    <meta:editing-cycles>4</meta:editing-cycles>
    <meta:generator>LibreOffice/7.3.7.2$Linux_X86_64 LibreOffice_project/30$Build-2</meta:generator>
    <meta:document-statistic meta:table-count="1" meta:cell-count="39" meta:object-count="0"/>
  </office:meta>
</office:document-meta>
</file>